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8000001EACE8BD22C25780779.png" manifest:media-type="image/png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rsid="00044fc6" officeooo:paragraph-rsid="00044fc6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 Black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4pt" style:language-asian="zh" style:country-asian="CN" style:font-style-asian="normal" style:font-weight-asian="normal" style:font-name-complex="Arial Unicode M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 Black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4pt" style:language-asian="zh" style:country-asian="CN" style:font-style-asian="normal" style:font-weight-asian="normal" style:font-name-complex="Arial Unicode M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wrap="run-through" style:number-wrapped-paragraphs="no-limit" style:vertical-pos="from-top" style:vertical-rel="page" style:horizontal-pos="from-left" style:horizontal-rel="page" style:shadow="none" draw:shadow-opacity="100%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3.2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t2" text:anchor-type="page" text:anchor-page-number="1" svg:x="0.711cm" svg:y="16.24cm" svg:width="19.519cm" svg:height="7.38cm" draw:z-index="1">
        <draw:object xlink:href="../Inscription%20partie%202.ods" xlink:type="simple" xlink:show="embed" xlink:actuate="onLoad"/>
        <draw:image xlink:href="./ObjectReplacements/Object 1" xlink:type="simple" xlink:show="embed" xlink:actuate="onLoad"/>
      </draw:frame>
      <text:p text:style-name="Standard"><draw:frame text:anchor-type="paragraph" draw:z-index="2" draw:name="Forme1" draw:style-name="gr1" draw:text-style-name="P2" svg:width="2.934cm" svg:height="2.945cm" svg:x="0cm" svg:y="0cm"><draw:image xlink:href="Pictures/10000201000001E8000001EACE8BD22C25780779.png" xlink:type="simple" xlink:show="embed" xlink:actuate="onLoad"><text:p/></draw:image></draw:frame><draw:frame text:anchor-type="paragraph" draw:z-index="3" draw:name="Forme3" draw:style-name="gr2" draw:text-style-name="P4" svg:width="12.2cm" svg:height="3.278cm" svg:x="4.822cm" svg:y="-0.138cm"><draw:text-box><text:p text:style-name="P3"><text:span text:style-name="T1">Adhésion VISA30</text:span><text:span text:style-name="T1"><text:line-break/></text:span><text:span text:style-name="T1">2020 - 2021</text:span></text:p></draw:text-box></draw:frame></text:p>
      <text:p text:style-name="P1"/>
      <text:p text:style-name="P1"/>
      <text:p text:style-name="P1"><draw:frame draw:style-name="fr2" draw:name="Objet1" text:anchor-type="paragraph" svg:x="-1.252cm" svg:y="2.87cm" svg:width="19.064cm" svg:height="8.558cm" draw:z-index="0"><draw:object xlink:href="../Inscription.ods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19:52:13.304079000</meta:creation-date>
    <dc:date>2020-07-19T18:41:00.245176312</dc:date>
    <meta:editing-duration>PT17M36S</meta:editing-duration>
    <meta:editing-cycles>10</meta:editing-cycles>
    <meta:generator>LibreOffice/5.4.7.2$MacOSX_X86_64 LibreOffice_project/c838ef25c16710f8838b1faec480ebba495259d0</meta:generator>
    <meta:print-date>2018-08-07T20:26:38.111964000</meta:print-date>
    <meta:document-statistic meta:table-count="0" meta:image-count="0" meta:object-count="2" meta:page-count="1" meta:paragraph-count="0" meta:word-count="0" meta:character-count="0" meta:non-whitespace-character-count="0"/>
  </office:meta>
</office:document-meta>
</file>